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ystem-ui, apple-system, 'Segoe UI'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line-height="165%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line-height="165%" fo:orphans="2" fo:widows="2" fo:text-indent="0cm" style:auto-text-indent="false"/>
      <style:text-properties fo:font-variant="normal" fo:text-transform="none" fo:color="#404040" style:font-name="Roboto" fo:letter-spacing="normal" fo:font-style="normal" fo:font-weight="normal"/>
    </style:style>
    <style:style style:name="T1" style:family="text">
      <style:text-properties fo:font-variant="normal" fo:text-transform="none" fo:color="#404040" style:font-name="Roboto" fo:letter-spacing="normal" fo:font-style="normal" fo:font-weight="normal"/>
    </style:style>
    <style:style style:name="T2" style:family="text">
      <style:text-properties fo:font-variant="normal" fo:text-transform="none" fo:color="#404040" style:font-name="Roboto" fo:letter-spacing="normal" fo:font-style="normal" fo:font-weight="normal" officeooo:rsid="0004e7c0"/>
    </style:style>
    <style:style style:name="T3" style:family="text">
      <style:text-properties fo:font-variant="normal" fo:text-transform="none" fo:color="#404040" style:font-name="Roboto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35"/></text:span><text:span text:style-name="T2">Poesia</text:span><text:span text:style-name="T1"> <text:s text:c="46"/></text:span></text:p>
      <text:p text:style-name="P1"><text:span text:style-name="T1">A </text:span><text:span text:style-name="Strong_20_Emphasis"><text:span text:style-name="T3">Poesia </text:span></text:span><text:span text:style-name="T1">é um texto poético, geralmente em verso, que faz parte do gênero literário denominado "lírico".</text:span></text:p>
      <text:p text:style-name="P2">Ela combina palavras, significados e qualidades estéticas. Nela, prevalece a estética da língua sobre o conteúdo, de forma que utiliza de diferentes dispositivos fonéticos, sintáticos e semântic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ystem-ui, apple-system, 'Segoe UI'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6T19:00:38.059888536</meta:creation-date>
    <dc:date>2022-10-06T19:09:41.112921625</dc:date>
    <meta:editing-duration>PT9M3S</meta:editing-duration>
    <meta:editing-cycles>1</meta:editing-cycles>
    <meta:document-statistic meta:table-count="0" meta:image-count="0" meta:object-count="0" meta:page-count="1" meta:paragraph-count="3" meta:word-count="45" meta:character-count="389" meta:non-whitespace-character-count="265"/>
    <meta:generator>LibreOffice/5.1.6.2$Linux_X86_64 LibreOffice_project/10m0$Build-2</meta:generator>
  </office:meta>
</office:document-meta>
</file>